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95511" draw:marker-start-width="0.321cm" draw:marker-end="Arrowheads_20_2" draw:marker-end-width="0.321cm" draw:fill-color="#ffe994" draw:textarea-horizontal-align="justify" draw:textarea-vertical-align="middle" draw:auto-grow-height="false" fo:min-height="3.67cm" fo:min-width="12.9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395511" draw:marker-start-width="0.321cm" draw:marker-end="Arrowheads_20_2" draw:marker-end-width="0.321cm" draw:fill-color="#ffe994" draw:textarea-horizontal-align="justify" draw:textarea-vertical-align="middle" draw:auto-grow-height="false" fo:min-height="2.42cm" fo:min-width="12.92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395511" draw:marker-start-width="0.321cm" draw:marker-end="Arrowheads_20_2" draw:marker-end-width="0.321cm" draw:fill-color="#81aca6" draw:textarea-horizontal-align="justify" draw:textarea-vertical-align="middle" draw:auto-grow-height="false" fo:min-height="2.17cm" fo:min-width="6.17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395511" draw:marker-start="" draw:marker-start-width="0.321cm" draw:marker-end="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395511" draw:marker-start-width="0.321cm" draw:marker-end="Arrowheads_20_2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2.376cm" fo:min-width="6.625cm"/>
      <style:paragraph-properties style:writing-mode="lr-tb"/>
    </style:style>
    <style:style style:name="gr7" style:family="graphic" style:parent-style-name="standard" style:list-style-name="L1">
      <style:graphic-properties svg:stroke-width="0.081cm" svg:stroke-color="#395511" draw:marker-start-width="0.321cm" draw:marker-end="Arrowheads_20_2" draw:marker-end-width="0.321cm" draw:fill-color="#81aca6" draw:textarea-horizontal-align="justify" draw:textarea-vertical-align="middle" draw:auto-grow-height="false" fo:min-height="2.17cm" fo:min-width="6.92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e994"/>
      <style:paragraph-properties fo:text-align="center"/>
    </style:style>
    <style:style style:name="P3" style:family="paragraph">
      <loext:graphic-properties draw:fill-color="#81aca6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81aca6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3.5cm" svg:height="4cm" svg:x="1cm" svg:y="13.25cm">
          <text:p text:style-name="P1"><text:span text:style-name="T1">Alignment Algorithm</text:span></text:p>
          <text:p text:style-name="P1">Used to score topological similarity between </text:p>
          <text:p text:style-name="P1">the mutant graphs and the target graph. </text:p>
          <text:p text:style-name="P1">Mutants that have improved scores from the </text:p>
          <text:p text:style-name="P1">source are save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3.5cm" svg:height="2.75cm" svg:x="1cm" svg:y="5.35cm">
          <text:p text:style-name="P1"><text:span text:style-name="T1">Mutator</text:span></text:p>
          <text:p text:style-name="P1">1 random transformation from the <text:span text:style-name="T2">moveset </text:span></text:p>
          <text:p text:style-name="P1">applied over multiple gener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6.75cm" svg:height="2.5cm" svg:x="1cm" svg:y="18.05cm">
          <text:p text:style-name="P1">Target Graph and </text:p>
          <text:p text:style-name="P1">Character Dat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425cm" svg:y1="4.5cm" svg:x2="7.75cm" svg:y2="5.35cm" draw:start-shape="id1" draw:start-glue-point="2" draw:end-shape="id2" draw:end-glue-point="0" svg:d="M4425 4500v425h3325v425" svg:viewBox="0 0 3326 851">
          <text:p/>
        </draw:connector>
        <draw:connector draw:style-name="gr5" draw:text-style-name="P1" draw:layer="layout" svg:x1="5.05cm" svg:y1="12.4cm" svg:x2="7.75cm" svg:y2="13.25cm" draw:start-shape="id3" draw:start-glue-point="2" draw:end-shape="id4" draw:end-glue-point="0" svg:d="M5050 12400v406h2700v444" svg:viewBox="0 0 2701 851">
          <text:p/>
        </draw:connector>
        <draw:connector draw:style-name="gr5" draw:text-style-name="P1" draw:layer="layout" svg:x1="4.375cm" svg:y1="18.05cm" svg:x2="7.75cm" svg:y2="17.25cm" draw:start-shape="id5" draw:start-glue-point="0" draw:end-shape="id4" draw:end-glue-point="2" svg:d="M4375 18050v-400h3375v-400" svg:viewBox="0 0 3376 801">
          <text:p/>
        </draw:connector>
        <draw:connector draw:style-name="gr5" draw:text-style-name="P1" draw:layer="layout" svg:x1="14.5cm" svg:y1="15.25cm" svg:x2="15.35cm" svg:y2="11.9cm" draw:start-shape="id4" draw:start-glue-point="1" draw:end-shape="id6" draw:end-glue-point="2" svg:d="M14500 15250h850v-3350" svg:viewBox="0 0 851 3351">
          <text:p/>
        </draw:connector>
        <draw:connector draw:style-name="gr5" draw:text-style-name="P1" draw:layer="layout" svg:x1="15.35cm" svg:y1="9.4cm" svg:x2="7.8cm" svg:y2="3.25cm" draw:start-shape="id6" draw:start-glue-point="0" draw:end-shape="id1" draw:end-glue-point="1" svg:d="M15350 9400v-6150h-7550" svg:viewBox="0 0 7551 6151">
          <text:p/>
        </draw:connector>
        <draw:custom-shape draw:style-name="gr6" draw:text-style-name="P1" xml:id="id3" draw:id="id3" draw:layer="layout" svg:width="8cm" svg:height="3.5cm" svg:x="1.05cm" svg:y="8.9cm">
          <text:p text:style-name="P1">1000+ Generations of</text:p>
          <text:p text:style-name="P1">Mutant Graph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1" draw:layer="layout" svg:x1="7.75cm" svg:y1="8.1cm" svg:x2="5.05cm" svg:y2="8.9cm" draw:start-shape="id2" draw:start-glue-point="2" draw:end-shape="id3" draw:end-glue-point="0" svg:d="M7750 8100v420h-2700v380" svg:viewBox="0 0 2701 801">
          <text:p/>
        </draw:connector>
        <draw:custom-shape draw:style-name="gr3" draw:text-style-name="P3" xml:id="id1" draw:id="id1" draw:layer="layout" svg:width="6.75cm" svg:height="2.5cm" svg:x="1.05cm" svg:y="2cm">
          <text:p text:style-name="P1">Source Graph and </text:p>
          <text:p text:style-name="P1">Character Data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7.5cm" svg:height="2.5cm" svg:x="11.6cm" svg:y="9.4cm">
          <text:p text:style-name="P4"><text:span text:style-name="T3">Best Mutant </text:span><text:span text:style-name="T3">Graph</text:span> and </text:p>
          <text:p text:style-name="P4">Character Dat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03:24:26.548483642</meta:creation-date>
    <dc:date>2021-08-15T04:20:51.307369699</dc:date>
    <meta:editing-duration>PT14M51S</meta:editing-duration>
    <meta:editing-cycles>4</meta:editing-cycles>
    <meta:generator>LibreOffice/7.1.4.2$Linux_X86_64 LibreOffice_project/10$Build-2</meta:generator>
    <meta:document-statistic meta:object-count="12"/>
  </office:meta>
</office:document-meta>
</file>